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abrion1" svg:font-family="Cabrion" style:font-pitch="variable"/>
    <style:font-face style:name="Cabrion" svg:font-family="Cabrion"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fo:color="#000000" style:font-name="Cabrion1" style:text-underline-style="none"/>
    </style:style>
    <style:style style:name="T2" style:family="text">
      <style:text-properties fo:color="#000000" style:font-name="Cabrion1" fo:font-size="10pt" style:text-underline-style="none" style:font-size-asian="10pt" style:font-size-complex="10pt"/>
    </style:style>
    <style:style style:name="T3" style:family="text">
      <style:text-properties fo:color="#000000" style:font-name="Cabrion1" fo:font-size="11pt" style:text-underline-style="none" style:font-size-asian="11pt" style:font-size-complex="11pt"/>
    </style:style>
    <style:style style:name="T4" style:family="text">
      <style:text-properties fo:color="#000000" fo:font-size="10pt" style:text-underline-style="none" style:font-size-asian="10pt" style:font-size-complex="10pt"/>
    </style:style>
    <style:style style:name="T5" style:family="text">
      <style:text-properties fo:color="#000000" style:font-name="Cabrion1" fo:font-size="10pt" style:text-underline-style="none" style:font-size-asian="10pt" style:font-size-complex="10pt"/>
    </style:style>
    <style:style style:name="T6" style:family="text">
      <style:text-properties fo:color="#800000" style:font-name="Cabrion1" fo:font-size="11pt" fo:font-style="italic" style:text-underline-style="none" style:font-size-asian="11pt" style:font-style-asian="italic" style:font-size-complex="11pt" style:font-style-complex="italic"/>
    </style:style>
    <style:style style:name="T7" style:family="text">
      <style:text-properties fo:font-size="10pt" style:font-size-asian="10pt" style:font-size-complex="10pt"/>
    </style:style>
    <style:style style:name="T8" style:family="text">
      <style:text-properties style:font-name="Cabrion1" fo:font-size="10pt"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Internet_20_link"><text:span text:style-name="T6">exemple de lettre écrite à une agence de location</text:span></text:span></text:p>
      <text:p text:style-name="Text_20_body"><text:span text:style-name="Internet_20_link"><text:span text:style-name="T3"/></text:span></text:p>
      <text:p text:style-name="Standard"><text:span text:style-name="Internet_20_link"><text:span text:style-name="T3"/></text:span></text:p>
      <text:p text:style-name="Standard"><text:span text:style-name="Internet_20_link"><text:span text:style-name="T3"/></text:span></text:p>
      <text:p text:style-name="Standard"><text:span text:style-name="Internet_20_link"><text:span text:style-name="T3"/></text:span></text:p>
      <text:p text:style-name="Standard"><text:span text:style-name="Internet_20_link"><text:span text:style-name="T3">Madame, monsieur,</text:span></text:span></text:p>
      <text:p text:style-name="Standard"><text:span text:style-name="Internet_20_link"><text:span text:style-name="T3"/></text:span></text:p>
      <text:p text:style-name="Standard"><text:span text:style-name="Internet_20_link"><text:span text:style-name="T3"/></text:span></text:p>
      <text:p text:style-name="Standard"><text:span text:style-name="Internet_20_link"><text:span text:style-name="T3"/></text:span></text:p>
      <text:p text:style-name="Standard"><text:span text:style-name="Internet_20_link"><text:span text:style-name="T3">La situation exceptionnelle que nous vivons m'oblige à vous écrire.</text:span></text:span></text:p>
      <text:p text:style-name="Standard"><text:span text:style-name="Internet_20_link"><text:span text:style-name="T3"/></text:span></text:p>
      <text:p text:style-name="Standard"><text:span text:style-name="Internet_20_link"><text:span text:style-name="T3">Avec cette crise sanitaire et économique sans précédent, je me retrouve, moins que d'autres pourtant, en difficulté financière pour payer mon loyer.</text:span></text:span></text:p>
      <text:p text:style-name="Standard"><text:span text:style-name="Internet_20_link"><text:span text:style-name="T3"/></text:span></text:p>
      <text:p text:style-name="Standard"><text:span text:style-name="Internet_20_link"><text:span text:style-name="T3">L'état français a prévu des mesures pour accompagner les entreprises (gel des loyers, des factures et ou des crédits) mais aucune à destination des particuliers, si ce n'est se reposer sur le FSL, donc rien de spécifique a cette crise[1].</text:span></text:span></text:p>
      <text:p text:style-name="Standard"><text:span text:style-name="Internet_20_link"><text:span text:style-name="T3"/></text:span></text:p>
      <text:p text:style-name="Standard"><text:span text:style-name="Internet_20_link"><text:span text:style-name="T3">Vous le savez aussi, en ce moment que la précarité augmente en Europe et les difficultés à payer les loyers avec. Les associations qui font encore des maraudes croisent de nouvelles personnes à la rue[2], les associations d'aide au logement reçoivent des courriers de détresse, concrètement le gouvernement a jugé non nécessaire de s'assurer que personne ne se retrouve à la rue, contrairement a plusieurs gouvernements étrangers[3][4], comme le Portugal qui suspend le paiement des loyers dans les HLM de Lisbonne[5]. C'est pourquoi je participe au mouvement international de grève des loyers et des crédits, pour les locatrice.aires et les petit.es propriétaires[6][7].</text:span></text:span></text:p>
      <text:p text:style-name="Standard"><text:span text:style-name="Internet_20_link"><text:span text:style-name="T3"/></text:span></text:p>
      <text:p text:style-name="Standard"><text:span text:style-name="Internet_20_link"><text:span text:style-name="T3">Pour ma part, je reçois chaque mois XXX,00 euros d'aide au logement par la caf, qui sont destinés à rentrer dans les frais de loyer que je vous verse. Je fais appel a votre générosité pour participer à l'entraide qui s'organise, je vous propose de reverser ce montant d'APL a la cagnotte d'aide aux personnes sans logement d'utopia56-paris[8], en vous faisant parvenir un justificatif de ce versement.</text:span></text:span></text:p>
      <text:p text:style-name="Standard"><text:span text:style-name="Internet_20_link"><text:span text:style-name="T3"/></text:span></text:p>
      <text:p text:style-name="Standard"><text:span text:style-name="Internet_20_link"><text:span text:style-name="T3">Si cette proposition ne vous convient pas, je vous verserai le montant des APL. Je ne pourrai pourtant pas vous verser le montant complet de mon loyer de XXX,00 euros pour la mensualité du mois d'avril, et je vous encourage à vous joindre à ce mouvement de grève pour exiger de l'état des mesures concrètes afin que tous le monde puisse garder son logement malgré la baisse des revenus !</text:span></text:span></text:p>
      <text:p text:style-name="Standard"><text:span text:style-name="Internet_20_link"><text:span text:style-name="T3"/></text:span></text:p>
      <text:p text:style-name="Standard"><text:span text:style-name="Internet_20_link"><text:span text:style-name="T3"/></text:span></text:p>
      <text:p text:style-name="Standard"><text:span text:style-name="Internet_20_link"><text:span text:style-name="T3">J'espère sincèrement que nous parviendrons à un accord.</text:span></text:span></text:p>
      <text:p text:style-name="Standard"><text:span text:style-name="Internet_20_link"><text:span text:style-name="T3">Bien cordialement,</text:span></text:span></text:p>
      <text:p text:style-name="Standard"><text:span text:style-name="Internet_20_link"><text:span text:style-name="T3"/></text:span></text:p>
      <text:p text:style-name="Standard"><text:span text:style-name="Internet_20_link"><text:span text:style-name="T3"/></text:span></text:p>
      <text:p text:style-name="Standard"><text:span text:style-name="Internet_20_link"><text:span text:style-name="T3">[NOM]</text:span></text:span></text:p>
      <text:p text:style-name="Standard"><text:span text:style-name="Internet_20_link"><text:span text:style-name="T3"/></text:span></text:p>
      <text:p text:style-name="Standard"><text:span text:style-name="Internet_20_link"><text:span text:style-name="T3"/></text:span></text:p>
      <text:p text:style-name="Standard"><text:span text:style-name="Internet_20_link"><text:span text:style-name="T3"/></text:span></text:p>
      <text:p text:style-name="Standard"><text:span text:style-name="Internet_20_link"><text:span text:style-name="T3"/></text:span></text:p>
      <text:p text:style-name="Standard"><text:span text:style-name="Internet_20_link"><text:span text:style-name="T2">[1] </text:span></text:span><text:a xlink:type="simple" xlink:href="https://www.cohesion-territoires.gouv.fr/le-gouvernement-ladf-et-lanil-aux-cotes-des-locataires-qui-se-retrouveraient-en-difficulte-pour" text:style-name="Internet_20_link" text:visited-style-name="Visited_20_Internet_20_Link"><text:span text:style-name="Internet_20_link"><text:span text:style-name="T8">https://www.cohesion-territoires.gouv.fr/le-gouvernement-ladf-et-lanil-aux-cotes-des-locataires-qui-se-retrouveraient-en-difficulte-pour</text:span></text:span></text:a></text:p>
      <text:p text:style-name="Standard"><text:span text:style-name="Internet_20_link"><text:span text:style-name="T2">[2] </text:span></text:span><text:a xlink:type="simple" xlink:href="http://www.utopia56.com/fr/actualite/partout-france-personnes-exilees-a-rue-precaires-sont-laissees-a-leur-triste-sort-pendant" text:style-name="Internet_20_link" text:visited-style-name="Visited_20_Internet_20_Link"><text:span text:style-name="Internet_20_link"><text:span text:style-name="T8">http://www.utopia56.com/fr/actualite/partout-france-personnes-exilees-a-rue-precaires-sont-laissees-a-leur-triste-sort-pendant</text:span></text:span></text:a></text:p>
      <text:p text:style-name="Standard"><text:span text:style-name="Internet_20_link"><text:span text:style-name="T2">[3] </text:span></text:span><text:a xlink:type="simple" xlink:href="https://www.droitaulogement.org/2020/04/revue-de-presse-des-mesures-de-protection-des-locataires-et-sans-logis-dans-les-autres-pays/" text:style-name="Internet_20_link" text:visited-style-name="Visited_20_Internet_20_Link"><text:span text:style-name="Internet_20_link"><text:span text:style-name="T8">https://www.droitaulogement.org/2020/04/revue-de-presse-des-mesures-de-protection-des-locataires-et-sans-logis-dans-les-autres-pays/</text:span></text:span></text:a></text:p>
      <text:p text:style-name="Standard"><text:span text:style-name="Internet_20_link"><text:span text:style-name="T2">[4] </text:span></text:span><text:a xlink:type="simple" xlink:href="https://www.bastamag.net/Moratoire-des-loyers-interdiction-de-licencier-covid19-urgence-sanitaire-regularisation-sans-papiers" text:style-name="Internet_20_link" text:visited-style-name="Visited_20_Internet_20_Link"><text:span text:style-name="Internet_20_link"><text:span text:style-name="T8">https://www.bastamag.net/Moratoire-des-loyers-interdiction-de-licencier-covid19-urgence-sanitaire-regularisation-sans-papiers</text:span></text:span></text:a></text:p>
      <text:p text:style-name="Standard"><text:span text:style-name="Internet_20_link"><text:span text:style-name="T2">[5] </text:span></text:span><text:a xlink:type="simple" xlink:href="https://immobilier.lefigaro.fr/article/coronavirus-lisbonne-suspend-le-paiement-des-loyers-dans-les-hlm_c94c4330-7038-11ea-8d25-0d55a84fa181/?fbclid=IwAR07wP0tcfFGxXTX47e5M2hahxXYPG8zMZWAsE_-tFlw_RUIRBnHHGvltDg" text:style-name="Internet_20_link" text:visited-style-name="Visited_20_Internet_20_Link"><text:span text:style-name="Internet_20_link"><text:span text:style-name="T8">https://immobilier.lefigaro.fr/article/coronavirus-lisbonne-suspend-le-paiement-des-loyers-dans-les-hlm_c94c4330-7038-11ea-8d25-0d55a84fa181/?fbclid=IwAR07wP0tcfFGxXTX47e5M2hahxXYPG8zMZWAsE_-tFlw_RUIRBnHHGvltDg</text:span></text:span></text:a></text:p>
      <text:p text:style-name="Standard"><text:span text:style-name="Internet_20_link"><text:span text:style-name="T2">[6] </text:span></text:span><text:a xlink:type="simple" xlink:href="https://www.droitaulogement.org/2020/04/habitants-et-sans-logis-laisses-pour-compte-pour-un-moratoire-des-loyers-et-des-traites-tout-de-suite/" text:style-name="Internet_20_link" text:visited-style-name="Visited_20_Internet_20_Link"><text:span text:style-name="Internet_20_link"><text:span text:style-name="T8">https://www.droitaulogement.org/2020/04/habitants-et-sans-logis-laisses-pour-compte-pour-un-moratoire-des-loyers-et-des-traites-tout-de-suite/</text:span></text:span></text:a></text:p>
      <text:p text:style-name="Standard"><text:span text:style-name="Internet_20_link"><text:span text:style-name="T2">[7] </text:span></text:span><text:a xlink:type="simple" xlink:href="https://www.bondyblog.fr/politique/nous-voulons-que-les-plus-precaires-soient-exoneres-de-loyers/" text:style-name="Internet_20_link" text:visited-style-name="Visited_20_Internet_20_Link"><text:span text:style-name="Internet_20_link"><text:span text:style-name="T8">https://www.bondyblog.fr/politique/nous-voulons-que-les-plus-precaires-soient-exoneres-de-loyers/</text:span></text:span></text:a></text:p>
      <text:p text:style-name="Standard"><text:span text:style-name="Internet_20_link"><text:span text:style-name="T2">[8] </text:span></text:span><text:a xlink:type="simple" xlink:href="https://www.helloasso.com/associations/utopia56/collectes/soutien-aux-activites-d-utopia-56-paris-en-faveur-des-personnes-exilees-covid-1" text:style-name="Internet_20_link" text:visited-style-name="Visited_20_Internet_20_Link"><text:span text:style-name="Internet_20_link"><text:span text:style-name="T8">https://www.helloasso.com/associations/utopia56/collectes/soutien-aux-activites-d-utopia-56-paris-en-faveur-des-personnes-exilees-covid-1</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Cabrion1" svg:font-family="Cabrion" style:font-pitch="variable"/>
    <style:font-face style:name="Cabrion" svg:font-family="Cabrion"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58cm" fo:margin-bottom="0.94cm" fo:margin-left="0.979cm" fo:margin-right="1.02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22:20:27.541856246</meta:creation-date>
    <dc:date>2020-04-23T21:56:35.822460509</dc:date>
    <meta:editing-duration>PT7M23S</meta:editing-duration>
    <meta:editing-cycles>4</meta:editing-cycles>
    <meta:generator>LibreOffice/5.1.6.2$Linux_X86_64 LibreOffice_project/10m0$Build-2</meta:generator>
    <meta:document-statistic meta:table-count="0" meta:image-count="0" meta:object-count="0" meta:page-count="1" meta:paragraph-count="19" meta:word-count="349" meta:character-count="3193" meta:non-whitespace-character-count="2863"/>
  </office:meta>
</office:document-meta>
</file>